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280000001E060ADB3B95ABE9288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9cm, 2.099cm, 1.501cm, 3.891cm)" draw:image-opacity="100%" style:mirror="none"/>
    </style:style>
    <style:style style:name="gr2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bjectwithoutfill">
      <style:graphic-properties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6.149cm" svg:height="5.393cm" svg:x="4.85cm" svg:y="14.107cm">
            <draw:image xlink:href="Pictures/1000020100000280000001E060ADB3B95ABE9288.png" xlink:type="simple" xlink:show="embed" xlink:actuate="onLoad" draw:mime-type="image/png">
              <text:p/>
            </draw:image>
          </draw:frame>
          <draw:line draw:style-name="gr2" draw:text-style-name="P2" draw:layer="layout" svg:x1="4.5cm" svg:y1="13.5cm" svg:x2="4.5cm" svg:y2="19.5cm">
            <text:p/>
          </draw:line>
          <draw:line draw:style-name="gr3" draw:text-style-name="P2" draw:layer="layout" svg:x1="4.5cm" svg:y1="19.5cm" svg:x2="12.5cm" svg:y2="19.5cm">
            <text:p text:style-name="P1"><text:s text:c="7"/></text:p>
          </draw:line>
          <draw:frame draw:style-name="gr4" draw:text-style-name="P3" draw:layer="layout" svg:width="1.31cm" svg:height="0.962cm" draw:transform="rotate (1.5707963267949) translate (3.038cm 15.56cm)">
            <draw:text-box>
              <text:p>P<text:span text:style-name="T1">int</text:span></text:p>
            </draw:text-box>
          </draw:frame>
          <draw:line draw:style-name="gr2" draw:text-style-name="P2" draw:layer="layout" svg:x1="12.5cm" svg:y1="13.5cm" svg:x2="12.5cm" svg:y2="19.5cm">
            <text:p/>
          </draw:line>
          <draw:line draw:style-name="gr3" draw:text-style-name="P2" draw:layer="layout" svg:x1="4.5cm" svg:y1="13.504cm" svg:x2="12.5cm" svg:y2="13.504cm">
            <text:p text:style-name="P1"><text:s text:c="7"/></text:p>
          </draw:line>
        </draw:g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0-12-04T12:25:55.066790961</dc:date>
    <meta:editing-duration>PT19M13S</meta:editing-duration>
    <meta:editing-cycles>1</meta:editing-cycles>
    <meta:document-statistic meta:object-count="7"/>
    <meta:generator>LibreOffice/7.0.3.1$Linux_X86_64 LibreOffice_project/00$Build-1</meta:generator>
  </office:meta>
</office:document-meta>
</file>